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1.792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 II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56" table:default-cell-style-name="ce2"/>
        <table:table-column table:style-name="co8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6" office:value-type="string" calcext:value-type="string" table:number-columns-spanned="2" table:number-rows-spanned="1">
            <text:p>Verbas Indenizatórias<text:span text:style-name="T1">1</text:span>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Outras Remunerações Temporárias<text:span text:style-name="T1">2</text:span></text:p>
          </table:table-cell>
          <table:covered-table-cell table:style-name="ce5"/>
          <table:table-cell table:number-columns-repeated="101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number-columns-repeated="1016"/>
        </table:table-row>
        <table:table-row table:style-name="ro3">
          <table:table-cell office:value-type="float" office:value="2602" calcext:value-type="float">
            <text:p>2602</text:p>
          </table:table-cell>
          <table:table-cell office:value-type="string" calcext:value-type="string">
            <text:p>CLEVER RODOLFO C VASCONCELO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<text:s/>MILITAR</text:p>
          </table:table-cell>
          <table:table-cell table:style-name="ce4" office:value-type="float" office:value="920" calcext:value-type="float">
            <text:p><text:s/>920,00 </text:p>
          </table:table-cell>
          <table:table-cell table:style-name="ce4" office:value-type="float" office:value="0" calcext:value-type="float">
            <text:p><text:s/>- 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style-name="ce4" office:value-type="float" office:value="0" calcext:value-type="float">
            <text:p><text:s/>-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a da última atualização: 02/09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09:22:48.2035288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_20_II" style:display-name="PageStyle_Tabela 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ilherme Nunes</meta:initial-creator>
    <meta:creation-date>2019-09-19T17:00:55</meta:creation-date>
    <dc:date>2021-02-23T09:23:28.311484373</dc:date>
    <meta:generator>LibreOffice/6.4.6.2$Linux_X86_64 LibreOffice_project/40$Build-2</meta:generator>
    <meta:editing-duration>PT6M38S</meta:editing-duration>
    <meta:editing-cycles>5</meta:editing-cycles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